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nderRequest.get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nderRequest.getRenderRequ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nderRequest.getInputStre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nderRequest.RenderRequest( String servletPath , String pathInfo , javax . portlet . RenderRequest request , PortletEnvironment environ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